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rsid="00174454" officeooo:paragraph-rsid="0020ad39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officeooo:rsid="00174454" officeooo:paragraph-rsid="0025ac0e" style:font-size-asian="9pt" style:font-size-complex="9pt"/>
    </style:style>
    <style:style style:name="P4" style:family="paragraph" style:parent-style-name="Standard">
      <style:text-properties fo:font-size="9pt" officeooo:rsid="00174454" officeooo:paragraph-rsid="0020ad39" style:font-size-asian="9pt" style:font-size-complex="9pt"/>
    </style:style>
    <style:style style:name="P5" style:family="paragraph" style:parent-style-name="Standard">
      <style:text-properties fo:font-size="9pt" officeooo:rsid="00272ae6" officeooo:paragraph-rsid="00272ae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style:text-underline-style="none" fo:font-weight="normal" officeooo:rsid="001b34ef" officeooo:paragraph-rsid="001b34ef" style:font-size-asian="9pt" style:font-weight-asian="normal" style:font-size-complex="9pt" style:font-weight-complex="normal"/>
    </style:style>
    <style:style style:name="P7" style:family="paragraph" style:parent-style-name="Standard">
      <style:text-properties fo:font-size="9pt" fo:font-weight="bold" officeooo:rsid="002106ae" officeooo:paragraph-rsid="002106ae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paragraph-rsid="0025ac0e"/>
    </style:style>
    <style:style style:name="P11" style:family="paragraph" style:parent-style-name="Standard">
      <style:text-properties officeooo:paragraph-rsid="003c48ec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74454" officeooo:paragraph-rsid="00174454" style:font-size-asian="11pt" style:font-size-complex="11pt"/>
    </style:style>
    <style:style style:name="P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20ad3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2de4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e5e0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0ad39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5ac0e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25ac0e" officeooo:paragraph-rsid="0025ac0e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2de4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e5e0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1ae5e0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20ad39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25ac0e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25ac0e" officeooo:paragraph-rsid="0025ac0e" style:font-size-asian="9pt" style:font-weight-asian="normal" style:font-size-complex="9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9pt" officeooo:rsid="0025ac0e" officeooo:paragraph-rsid="0025ac0e" style:font-size-asian="9pt" style:font-size-complex="9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9pt" officeooo:rsid="0025ac0e" officeooo:paragraph-rsid="004adecc" style:font-size-asian="9pt" style:font-size-complex="9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9pt" officeooo:rsid="00174454" officeooo:paragraph-rsid="0025ac0e" style:font-size-asian="9pt" style:font-size-complex="9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9pt" officeooo:paragraph-rsid="0025ac0e" style:font-size-asian="9pt" style:font-size-complex="9pt"/>
    </style:style>
    <style:style style:name="P30" style:family="paragraph" style:parent-style-name="Standard">
      <style:paragraph-properties fo:text-align="end" style:justify-single-word="false"/>
      <style:text-properties fo:font-size="9pt" officeooo:paragraph-rsid="004adecc" style:font-size-asian="9pt" style:font-size-complex="9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9pt" fo:font-weight="normal" officeooo:rsid="0039509b" officeooo:paragraph-rsid="003a4cfa" style:font-size-asian="9pt" style:font-weight-asian="normal" style:font-size-complex="9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3a4cfa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2785d0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4adecc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4adecc" officeooo:paragraph-rsid="004adecc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25ac0e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06ae" style:font-style-asian="italic" style:font-style-complex="italic"/>
    </style:style>
    <style:style style:name="T3" style:family="text">
      <style:text-properties fo:font-style="italic" officeooo:rsid="0021a7c6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e5e0" style:font-weight-asian="bold" style:font-weight-complex="bold"/>
    </style:style>
    <style:style style:name="T7" style:family="text">
      <style:text-properties fo:font-weight="bold" officeooo:rsid="002ac416" style:font-weight-asian="bold" style:font-weight-complex="bold"/>
    </style:style>
    <style:style style:name="T8" style:family="text">
      <style:text-properties officeooo:rsid="0019523a"/>
    </style:style>
    <style:style style:name="T9" style:family="text">
      <style:text-properties officeooo:rsid="001a2de4"/>
    </style:style>
    <style:style style:name="T10" style:family="text">
      <style:text-properties officeooo:rsid="001ae5e0"/>
    </style:style>
    <style:style style:name="T11" style:family="text">
      <style:text-properties fo:font-style="normal" officeooo:rsid="001ae5e0" style:font-style-asian="normal" style:font-style-complex="normal"/>
    </style:style>
    <style:style style:name="T12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14" style:family="text">
      <style:text-properties officeooo:rsid="001b34e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5ac0e" style:font-weight-asian="normal" style:font-weight-complex="normal"/>
    </style:style>
    <style:style style:name="T17" style:family="text">
      <style:text-properties fo:font-weight="normal" officeooo:rsid="002ac416" style:font-weight-asian="normal" style:font-weight-complex="normal"/>
    </style:style>
    <style:style style:name="T18" style:family="text">
      <style:text-properties fo:font-weight="normal" officeooo:rsid="002d7482" style:font-weight-asian="normal" style:font-weight-complex="normal"/>
    </style:style>
    <style:style style:name="T19" style:family="text">
      <style:text-properties fo:font-weight="normal" officeooo:rsid="00352e18" style:font-weight-asian="normal" style:font-weight-complex="normal"/>
    </style:style>
    <style:style style:name="T20" style:family="text">
      <style:text-properties fo:font-weight="normal" officeooo:rsid="0033fa9e" style:font-weight-asian="normal" style:font-weight-complex="normal"/>
    </style:style>
    <style:style style:name="T21" style:family="text">
      <style:text-properties officeooo:rsid="001da493"/>
    </style:style>
    <style:style style:name="T22" style:family="text">
      <style:text-properties fo:font-size="9pt" officeooo:rsid="002106ae" style:font-size-asian="9pt" style:font-size-complex="9pt"/>
    </style:style>
    <style:style style:name="T23" style:family="text">
      <style:text-properties fo:font-size="9pt" officeooo:rsid="00174454" style:font-size-asian="9pt" style:font-size-complex="9pt"/>
    </style:style>
    <style:style style:name="T24" style:family="text">
      <style:text-properties fo:font-size="9pt" officeooo:rsid="00249a28" style:font-size-asian="9pt" style:font-size-complex="9pt"/>
    </style:style>
    <style:style style:name="T25" style:family="text">
      <style:text-properties fo:font-size="9pt" officeooo:rsid="001ae5e0" style:font-size-asian="9pt" style:font-size-complex="9pt"/>
    </style:style>
    <style:style style:name="T26" style:family="text">
      <style:text-properties fo:font-size="9pt" officeooo:rsid="0022e165" style:font-size-asian="9pt" style:font-size-complex="9pt"/>
    </style:style>
    <style:style style:name="T27" style:family="text">
      <style:text-properties fo:font-size="9pt" officeooo:rsid="0025ac0e" style:font-size-asian="9pt" style:font-size-complex="9pt"/>
    </style:style>
    <style:style style:name="T28" style:family="text">
      <style:text-properties fo:font-size="9pt" officeooo:rsid="002c10c8" style:font-size-asian="9pt" style:font-size-complex="9pt"/>
    </style:style>
    <style:style style:name="T29" style:family="text">
      <style:text-properties fo:font-size="9pt" officeooo:rsid="002ac416" style:font-size-asian="9pt" style:font-size-complex="9pt"/>
    </style:style>
    <style:style style:name="T30" style:family="text">
      <style:text-properties fo:font-size="9pt" officeooo:rsid="002785d0" style:font-size-asian="9pt" style:font-size-complex="9pt"/>
    </style:style>
    <style:style style:name="T31" style:family="text">
      <style:text-properties fo:font-size="9pt" officeooo:rsid="00352e18" style:font-size-asian="9pt" style:font-size-complex="9pt"/>
    </style:style>
    <style:style style:name="T32" style:family="text">
      <style:text-properties fo:font-size="9pt" officeooo:rsid="002b00f3" style:font-size-asian="9pt" style:font-size-complex="9pt"/>
    </style:style>
    <style:style style:name="T33" style:family="text">
      <style:text-properties fo:font-size="9pt" officeooo:rsid="002d7482" style:font-size-asian="9pt" style:font-size-complex="9pt"/>
    </style:style>
    <style:style style:name="T34" style:family="text">
      <style:text-properties fo:font-size="9pt" officeooo:rsid="003b6a64" style:font-size-asian="9pt" style:font-size-complex="9pt"/>
    </style:style>
    <style:style style:name="T35" style:family="text">
      <style:text-properties fo:font-size="9pt" officeooo:rsid="003db435" style:font-size-asian="9pt" style:font-size-complex="9pt"/>
    </style:style>
    <style:style style:name="T36" style:family="text">
      <style:text-properties fo:font-size="9pt" officeooo:rsid="0043f2dd" style:font-size-asian="9pt" style:font-size-complex="9pt"/>
    </style:style>
    <style:style style:name="T37" style:family="text">
      <style:text-properties fo:font-size="9pt" officeooo:rsid="0049a42e" style:font-size-asian="9pt" style:font-size-complex="9pt"/>
    </style:style>
    <style:style style:name="T38" style:family="text">
      <style:text-properties fo:font-size="9pt" officeooo:rsid="002f22e4" style:font-size-asian="9pt" style:font-size-complex="9pt"/>
    </style:style>
    <style:style style:name="T39" style:family="text">
      <style:text-properties fo:font-size="9pt" officeooo:rsid="00332711" style:font-size-asian="9pt" style:font-size-complex="9pt"/>
    </style:style>
    <style:style style:name="T40" style:family="text">
      <style:text-properties fo:font-size="9pt" fo:font-style="italic" officeooo:rsid="00174454" style:font-size-asian="9pt" style:font-style-asian="italic" style:font-size-complex="9pt" style:font-style-complex="italic"/>
    </style:style>
    <style:style style:name="T41" style:family="text">
      <style:text-properties fo:font-size="9pt" fo:font-style="italic" officeooo:rsid="0025ac0e" style:font-size-asian="9pt" style:font-style-asian="italic" style:font-size-complex="9pt" style:font-style-complex="italic"/>
    </style:style>
    <style:style style:name="T42" style:family="text">
      <style:text-properties fo:font-size="9pt" fo:font-weight="bold" officeooo:rsid="001ae5e0" style:font-size-asian="9pt" style:font-weight-asian="bold" style:font-size-complex="9pt" style:font-weight-complex="bold"/>
    </style:style>
    <style:style style:name="T43" style:family="text">
      <style:text-properties fo:font-size="9pt" fo:font-weight="bold" officeooo:rsid="002ac416" style:font-size-asian="9pt" style:font-weight-asian="bold" style:font-size-complex="9pt" style:font-weight-complex="bold"/>
    </style:style>
    <style:style style:name="T44" style:family="text">
      <style:text-properties fo:font-size="9pt" fo:font-weight="bold" officeooo:rsid="003b6a64" style:font-size-asian="9pt" style:font-weight-asian="bold" style:font-size-complex="9pt" style:font-weight-complex="bold"/>
    </style:style>
    <style:style style:name="T45" style:family="text">
      <style:text-properties fo:font-size="9pt" fo:font-style="normal" officeooo:rsid="0025ac0e" style:font-size-asian="9pt" style:font-style-asian="normal" style:font-size-complex="9pt" style:font-style-complex="normal"/>
    </style:style>
    <style:style style:name="T46" style:family="text">
      <style:text-properties fo:font-size="9pt" fo:font-weight="normal" officeooo:rsid="002ac416" style:font-size-asian="9pt" style:font-weight-asian="normal" style:font-size-complex="9pt" style:font-weight-complex="normal"/>
    </style:style>
    <style:style style:name="T47" style:family="text">
      <style:text-properties fo:font-size="9pt" fo:font-weight="normal" officeooo:rsid="002d7482" style:font-size-asian="9pt" style:font-weight-asian="normal" style:font-size-complex="9pt" style:font-weight-complex="normal"/>
    </style:style>
    <style:style style:name="T48" style:family="text">
      <style:text-properties fo:font-size="9pt" fo:font-weight="normal" officeooo:rsid="00352e18" style:font-size-asian="9pt" style:font-weight-asian="normal" style:font-size-complex="9pt" style:font-weight-complex="normal"/>
    </style:style>
    <style:style style:name="T49" style:family="text">
      <style:text-properties fo:font-size="9pt" fo:font-weight="normal" officeooo:rsid="0033fa9e" style:font-size-asian="9pt" style:font-weight-asian="normal" style:font-size-complex="9pt" style:font-weight-complex="normal"/>
    </style:style>
    <style:style style:name="T50" style:family="text">
      <style:text-properties fo:font-size="9pt" fo:font-weight="normal" officeooo:rsid="0042e4fa" style:font-size-asian="9pt" style:font-weight-asian="normal" style:font-size-complex="9pt" style:font-weight-complex="normal"/>
    </style:style>
    <style:style style:name="T51" style:family="text">
      <style:text-properties fo:font-size="9pt" fo:font-weight="normal" officeooo:rsid="0039509b" style:font-size-asian="9pt" style:font-weight-asian="normal" style:font-size-complex="9pt" style:font-weight-complex="normal"/>
    </style:style>
    <style:style style:name="T52" style:family="text">
      <style:text-properties officeooo:rsid="002785d0"/>
    </style:style>
    <style:style style:name="T53" style:family="text">
      <style:text-properties officeooo:rsid="002b8cf1"/>
    </style:style>
    <style:style style:name="T54" style:family="text">
      <style:text-properties officeooo:rsid="002d7482"/>
    </style:style>
    <style:style style:name="T55" style:family="text">
      <style:text-properties officeooo:rsid="002f22e4"/>
    </style:style>
    <style:style style:name="T56" style:family="text">
      <style:text-properties officeooo:rsid="00332711"/>
    </style:style>
    <style:style style:name="T57" style:family="text">
      <style:text-properties officeooo:rsid="00339959"/>
    </style:style>
    <style:style style:name="T58" style:family="text">
      <style:text-properties officeooo:rsid="0043f2dd"/>
    </style:style>
    <style:style style:name="T59" style:family="text">
      <style:text-properties officeooo:rsid="0049a42e"/>
    </style:style>
    <style:style style:name="T60" style:family="text">
      <style:text-properties officeooo:rsid="00352e18"/>
    </style:style>
    <style:style style:name="T61" style:family="text">
      <style:text-properties officeooo:rsid="002b00f3"/>
    </style:style>
    <style:style style:name="T62" style:family="text">
      <style:text-properties officeooo:rsid="002ac416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pollo Jain</text:p>
      <text:p text:style-name="P6">apollojain@gmail.com | apollojain.com | github.com/apollojain</text:p>
      <text:p text:style-name="P12">Technical Skills</text:p>
      <text:p text:style-name="P1"><text:span text:style-name="T5">Languages: </text:span>Python, Matlab, Java, C++, Go, <text:span text:style-name="T53">Rust, </text:span><text:span text:style-name="T57">Javascript</text:span></text:p>
      <text:p text:style-name="P11"><text:span text:style-name="T44">Technologies</text:span><text:span text:style-name="T42">: </text:span><text:span text:style-name="T50">Simulink, </text:span><text:span text:style-name="T25">PyTorch, CVXPy</text:span><text:span text:style-name="T28">, </text:span><text:span text:style-name="T26">OpenCV, </text:span><text:span text:style-name="T27">ROS, </text:span><text:span text:style-name="T34">Docker, </text:span><text:span text:style-name="T28">ZeroMQ, </text:span><text:span text:style-name="T35">Arduino</text:span></text:p>
      <text:p text:style-name="P7">Other: <text:span text:style-name="T15">Active DoD </text:span><text:span text:style-name="T16">Top </text:span><text:span text:style-name="T15">Secret Clearance</text:span></text:p>
      <text:p text:style-name="P5"/>
      <text:p text:style-name="P13">Professional Experience</text:p>
      <text:section text:style-name="Sect1" text:name="Section1">
        <text:p text:style-name="P19">STR</text:p>
        <text:p text:style-name="P25">Arlington, VA</text:p>
        <text:p text:style-name="P10"><text:span text:style-name="T40"><text:tab/><text:tab/><text:tab/></text:span><text:span text:style-name="T27">February 2021</text:span><text:span text:style-name="T40"> – </text:span><text:span text:style-name="T45">Present</text:span></text:p>
        <text:p text:style-name="P10"><text:span text:style-name="T23"><text:tab/><text:tab/><text:tab/></text:span><text:span text:style-name="T41">Scientist</text:span></text:p>
      </text:section>
      <text:list xml:id="list3500605169" text:style-name="L1">
        <text:list-item>
          <text:p text:style-name="P27"><text:span text:style-name="T59">Served as Technical Lead</text:span><text:span text:style-name="T60"> </text:span><text:span text:style-name="T52">a system to catch rogue IMSI catchers in order to prevent tracking of USG official</text:span><text:span text:style-name="T61">s</text:span><text:span text:style-name="T52">. </text:span><text:span text:style-name="T60">Delivered </text:span><text:span text:style-name="T58">and deployed four units domestically</text:span><text:span text:style-name="T60">. </text:span><text:span text:style-name="T62">Awarded the </text:span><text:span text:style-name="T7">STR Spotlight Award</text:span><text:span text:style-name="T17"> for my technical contributions. </text:span><text:span text:style-name="T18">Technologies used include Flask, SQLite, </text:span><text:span text:style-name="T19">Javascript, HTML, CSS, </text:span><text:span text:style-name="T20">and </text:span><text:span text:style-name="T18">FastAPI. </text:span></text:p>
        </text:list-item>
        <text:list-item>
          <text:p text:style-name="P34"><text:span text:style-name="T37">Served as Technical Lead on a team of six engineers and data scientists for a </text:span><text:span text:style-name="T30">geospatial </text:span><text:span text:style-name="T27">pattern-of-life </text:span><text:span text:style-name="T33">(Java, </text:span><text:span text:style-name="T31">Javascript, HTML, CSS, </text:span><text:span text:style-name="T33">PostgreSQL, PostGIS, ArcGIS) </text:span><text:span text:style-name="T37">data science application</text:span></text:p>
        </text:list-item>
        <text:list-item>
          <text:p text:style-name="P34"><text:span text:style-name="T27">Conducted Program Management and </text:span><text:span text:style-name="T30">6-DOF </text:span><text:span text:style-name="T27">Simulation Development for </text:span><text:span text:style-name="T38">DARPA Nautilus, </text:span><text:span text:style-name="T27">a program that aims to build AI that can design all aspects of an unmanned underwater vehicle (UUV), including navigation, energy, and 3D model constraints verification </text:span><text:span text:style-name="T39">(ROS, C++, Python)</text:span><text:span text:style-name="T27">.</text:span></text:p>
        </text:list-item>
        <text:list-item>
          <text:p text:style-name="P34"><text:span text:style-name="T51">Worked on an RL Simulation Environment for a Maritime System of Systems (Python3, Open AI Gym, Ray)</text:span></text:p>
        </text:list-item>
        <text:list-item>
          <text:p text:style-name="P34"><text:span text:style-name="T27">Worked on a Space-based AMTI/GMTI Radar, primarily on the beam planner and command-and-control interface </text:span><text:span text:style-name="T33">(MATLAB, Python, C++). </text:span></text:p>
        </text:list-item>
      </text:list>
      <text:section text:style-name="Sect1" text:name="Section2">
        <text:p text:style-name="P18">Anduril Industries <text:s text:c="30"/><text:tab/><text:tab/><text:tab/></text:p>
        <text:p text:style-name="P24">Irvine, CA</text:p>
        <text:p text:style-name="P3"><text:span text:style-name="T1"><text:tab/><text:tab/>November 2018 – </text:span><text:span text:style-name="T3">October 2020</text:span><text:span text:style-name="T1"><text:tab/>Software Engineer</text:span></text:p>
      </text:section>
      <text:list xml:id="list161537352015427" text:continue-numbering="true" text:style-name="L1">
        <text:list-item>
          <text:p text:style-name="P33"><text:span text:style-name="T23">Built </text:span><text:span text:style-name="T22">out radar integrations, tracking models,</text:span><text:span text:style-name="T23"> and software infrastructure for the company’s drone tracking tower. Integrated various third-party RF Detection Sensors in order to improve the algorithm’s confidence. Written in C++, Golang, and NixOS. </text:span><text:span text:style-name="T22">Deployed both domestically and internationally.</text:span></text:p>
        </text:list-item>
        <text:list-item>
          <text:p text:style-name="P33"><text:span text:style-name="T22">Built out the company’s </text:span><text:span text:style-name="T23">maritime tower product, which includes radar and VHF transceiver serial processing code, general infrastructure, a boat-specific sensor fusion tracking model, </text:span><text:span text:style-name="T24">a CV boat classifier, </text:span><text:span text:style-name="T23">and a sigmoid-based hostile boat classifier. Currently used in the field for drug trafficking prevention on the California coast. Written in C++, Golang, and NixOS.</text:span></text:p>
        </text:list-item>
        <text:list-item>
          <text:p text:style-name="P28">Created an EKF-based general purpose model for fusing high-confidence measurements (ADSB, AIS, GPS) into the system’s global tracker. <text:span text:style-name="T21">Prototyped in Matlab and written in C++.</text:span></text:p>
        </text:list-item>
      </text:list>
      <text:section text:style-name="Sect1" text:name="Section3">
        <text:p text:style-name="P36"><text:span text:style-name="T5">UC San Francisco</text:span> <text:s text:c="30"/><text:tab/><text:tab/><text:tab/></text:p>
        <text:p text:style-name="P35">San Francisco, CA</text:p>
        <text:p text:style-name="P30"><text:span text:style-name="T1"><text:tab/><text:tab/> <text:s text:c="5"/><text:tab/>August 201</text:span><text:span text:style-name="T2">7</text:span><text:span text:style-name="T1"> – November 2018 <text:tab/><text:tab/><text:tab/>Research Engineer</text:span></text:p>
      </text:section>
      <text:list xml:id="list161538521371572" text:continue-numbering="true" text:style-name="L1">
        <text:list-item>
          <text:p text:style-name="P29">Created an infrastructure pipeline in order to identify features to compute visual and text based features of MRIs <text:span text:style-name="T9">using Python.</text:span></text:p>
        </text:list-item>
        <text:list-item>
          <text:p text:style-name="P29">Created a SVM-based classification model to differentiate between MRI DICOM image types and refined a CNN-based model for the same purpose. <text:span text:style-name="T8">Recorded accurate classification rate of &gt;90%, while reducing false-positive rate by 30% by fusing aforementioned text-based features. Used Python in conjunction with ScikitLearn and PyTorch frameworks.</text:span></text:p>
        </text:list-item>
      </text:list>
      <text:p text:style-name="P8"/>
      <text:p text:style-name="P12">Projects</text:p>
      <text:p text:style-name="P15">Mediate (2019)</text:p>
      <text:p text:style-name="P20">Worked in a four person team for YCombinator Hacks in order to build a pair of glasses for recording, searching, and querying conversations. Used an Arduino Feather, Bluetooth Module, Google Cloud Speech, and MongoDB.</text:p>
      <text:p text:style-name="P20"/>
      <text:p text:style-name="P16">Brainwalk (201<text:span text:style-name="T10">8</text:span>)</text:p>
      <text:p text:style-name="P21">Worked in a four person team on a neurodegenerative disease diagnostics project in conjunction with the UCSF Bove Lab and the Fung Fellowship. Created infrastructure in Python (Scikitlearn and SciPy) to connect the three portions of the project: Eye tracking data, sound-based signal processing, and gait data. </text:p>
      <text:p text:style-name="P22"/>
      <text:p text:style-name="P14">Education</text:p>
      <text:section text:style-name="Sect1" text:name="Section5">
        <text:p text:style-name="P4"><text:span text:style-name="T6">UC Berkeley</text:span><text:span text:style-name="T5"> <text:s text:c="30"/><text:tab/><text:tab/><text:tab/></text:span></text:p>
        <text:p text:style-name="P23"><text:span text:style-name="T14">M</text:span>.S. EECS</text:p>
        <text:p text:style-name="P2"><text:span text:style-name="T4"><text:tab/><text:tab/><text:tab/><text:tab/><text:tab/> <text:s text:c="10"/></text:span><text:span text:style-name="T12">May 201</text:span><text:span text:style-name="T13">8</text:span><text:span text:style-name="T15"><text:tab/><text:tab/><text:tab/><text:tab/> </text:span></text:p>
      </text:section>
      <text:p text:style-name="P4"><text:span text:style-name="T5">Teaching: </text:span>Designing Information Devices and Systems II (Circuits, Controls, and Signal Processing) </text:p>
      <text:p text:style-name="P4"><text:span text:style-name="T5">Thesis:</text:span> EV Infrastructure Planning and Grid Impact Assessment: A Case for Mexico</text:p>
      <text:p text:style-name="P4"/>
      <text:section text:style-name="Sect1" text:name="Section6">
        <text:p text:style-name="P17"><text:span text:style-name="T10">UC Berkeley</text:span> <text:s text:c="30"/><text:tab/><text:tab/><text:tab/></text:p>
        <text:p text:style-name="P23">B.S. EECS</text:p>
        <text:p text:style-name="P2"><text:span text:style-name="T1"><text:tab/><text:tab/><text:tab/><text:tab/><text:tab/> <text:s text:c="10"/></text:span><text:span text:style-name="T11">May 2017</text:span><text:tab/><text:tab/><text:tab/><text:tab/><text:tab/> </text:p>
      </text:section>
      <text:p text:style-name="P4"><text:span text:style-name="T5">Organizations: </text:span>ASUC Student Government (CTO), Robotics at Berkeley (Co-Founder, Vice President), Hackers at Berkeley (Director), Kairos Society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46in" fo:margin-right="0.7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22T08:14:14.316499406</meta:creation-date>
    <dc:date>2022-11-21T16:15:36.452835782</dc:date>
    <meta:editing-duration>PT2H8M52S</meta:editing-duration>
    <meta:editing-cycles>50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42" meta:word-count="541" meta:character-count="3940" meta:non-whitespace-character-count="3244"/>
  </office:meta>
</office:document-meta>
</file>